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/>
    </style:style>
    <style:style style:name="P3" style:family="paragraph" style:parent-style-name="Standard" style:list-style-name="WW8Num1">
      <style:paragraph-properties fo:margin-left="-0.005cm" fo:margin-right="0cm" fo:margin-top="0.635cm" fo:margin-bottom="0cm" fo:text-indent="0cm" style:auto-text-indent="false"/>
    </style:style>
    <style:style style:name="P4" style:family="paragraph" style:parent-style-name="Standard">
      <style:text-properties fo:font-size="18pt" fo:language="it" fo:country="IT" style:font-size-asian="18pt" style:language-asian="it" style:country-asian="IT"/>
    </style:style>
    <style:style style:name="P5" style:family="paragraph">
      <style:paragraph-properties style:writing-mode="lr-tb"/>
    </style:style>
    <style:style style:name="P6" style:family="paragraph" style:parent-style-name="Standard">
      <style:text-properties style:font-name="Arial" fo:font-size="18pt" style:font-size-asian="18pt" style:font-name-complex="Arial"/>
    </style:style>
    <style:style style:name="P7" style:family="paragraph" style:parent-style-name="Text_20_body_20_indent">
      <style:text-properties fo:font-size="18pt" style:font-size-asian="18pt"/>
    </style:style>
    <style:style style:name="T1" style:family="text">
      <style:text-properties fo:font-size="24pt" fo:font-weight="bold" style:font-size-asian="24pt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tyle-complex="italic"/>
    </style:style>
    <style:style style:name="T6" style:family="text">
      <style:text-properties style:font-name="Symbol" fo:font-size="18pt" fo:font-weight="bold" style:font-size-asian="18pt" style:font-weight-asian="bold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Aprire</text:span><text:span text:style-name="T3"> le </text:span><text:span text:style-name="T4">Risorse del computer</text:span><text:span text:style-name="T3"> e </text:span><text:span text:style-name="T2">visualizzare</text:span><text:span text:style-name="T3"> il contenuto del </text:span><text:span text:style-name="T4">disco fisso</text:span><text:span text:style-name="T3"> ( </text:span><text:span text:style-name="T4">C:\ </text:span><text:span text:style-name="T3">).</text:span></text:p>
        </text:list-item>
        <text:list-item>
          <text:p text:style-name="P3"><text:span text:style-name="T3">All’interno della cartella creata mercoledì </text:span><text:span text:style-name="T2">creare</text:span><text:span text:style-name="T3"> due nuove cartelle e chiamarle una </text:span><text:span text:style-name="T5">lavoro</text:span><text:span text:style-name="T3"> e l’altra </text:span><text:span text:style-name="T5">svago</text:span><text:span text:style-name="T3">.</text:span></text:p>
        </text:list-item>
        <text:list-item>
          <text:p text:style-name="P3"><text:span text:style-name="T2">Avviare</text:span><text:span text:style-name="T3"> il programma </text:span><text:span text:style-name="T4">Blocco Note<text:line-break/>(</text:span><text:span text:style-name="T3">Sugg.:</text:span><text:span text:style-name="T4"> Start </text:span><text:span text:style-name="T6"></text:span><text:span text:style-name="T4"> Programmi </text:span><text:span text:style-name="T6"></text:span><text:span text:style-name="T4"> Accessori )</text:span><text:span text:style-name="T3">.</text:span></text:p>
        </text:list-item>
        <text:list-item>
          <text:p text:style-name="P3"><text:span text:style-name="T2">Scrivere</text:span><text:span text:style-name="T3"> il seguente testo:</text:span></text:p>
        </text:list-item>
      </text:list>
      <text:p text:style-name="P4"><draw:custom-shape text:anchor-type="char" draw:z-index="0" draw:style-name="gr1" draw:text-style-name="P5" svg:width="16.828cm" svg:height="7.621cm" svg:x="-0.318cm" svg:y="0.36cm"><text:p/><draw:enhanced-geometry svg:viewBox="0 0 21600 21600" draw:type="rectangle" draw:enhanced-path="M 0 0 L 21600 0 21600 21600 0 21600 0 0 Z N"/></draw:custom-shape></text:p>
      <text:p text:style-name="P6">Oggetto: Proposta commerciale</text:p>
      <text:p text:style-name="P6"/>
      <text:p text:style-name="P6">Stimatissimo Signore,</text:p>
      <text:p text:style-name="P6"><text:tab/>non perda l’occasione di approfittare della nostra straordinaria offerta per il rinnovo dell’attrezzatura informativa ed informatica! Mi metterò in contatto con Lei alla fine della prossima settimana, per definire insieme i dettagli.</text:p>
      <text:p text:style-name="P6">Distinti saluti.</text:p>
      <text:p text:style-name="P7"/>
      <text:list text:style-name="WW8Num1" text:continue-numbering="true">
        <text:list-item>
          <text:p text:style-name="P3"><text:span text:style-name="T2">Salvare</text:span><text:span text:style-name="T3"> il testo all’interno della cartella </text:span><text:span text:style-name="T4">lavoro</text:span><text:span text:style-name="T3"> (Sugg.: è nella vostra cartella che si trova nel disco fisso) con il nome di </text:span><text:span text:style-name="T5">lettera</text:span><text:span text:style-name="T3">.</text:span></text:p>
        </text:list-item>
        <text:list-item>
          <text:p text:style-name="P3"><text:span text:style-name="T2">Chiudere</text:span><text:span text:style-name="T3"> il programma </text:span><text:span text:style-name="T4">Blocco note</text:span><text:span text:style-name="T3">.</text:span></text:p>
        </text:list-item>
        <text:list-item>
          <text:p text:style-name="P3"><text:span text:style-name="T2">Aprire</text:span><text:span text:style-name="T3"> e affiancare sullo schermo le due cartelle </text:span><text:span text:style-name="T4">lavoro</text:span><text:span text:style-name="T3"> e </text:span><text:span text:style-name="T4">svago</text:span><text:span text:style-name="T3">.</text:span></text:p>
        </text:list-item>
        <text:list-item>
          <text:p text:style-name="P3"><text:span text:style-name="T2">Copiare</text:span><text:span text:style-name="T3"> il documento di testo </text:span><text:span text:style-name="T4">lettera</text:span><text:span text:style-name="T3"> nella cartella </text:span><text:span text:style-name="T5">svago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8pt" style:font-size-asian="18pt" style:font-name-complex="Ari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95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</meta:initial-creator>
    <meta:creation-date>2006-07-17T14:27:00</meta:creation-date>
    <dc:creator>Marco</dc:creator>
    <dc:date>2006-07-17T14:27:00</dc:date>
    <meta:print-date>2004-01-16T17:53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30" meta:character-count="896"/>
  </office:meta>
</office:document-meta>
</file>